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B" style:family="table-column">
      <style:table-column-properties style:column-width="2.125cm" style:rel-column-width="8192*"/>
    </style:style>
    <style:style style:name="Table1.H" style:family="table-column">
      <style:table-column-properties style:column-width="2.125cm" style:rel-column-width="8195*"/>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004cm" fo:margin-left="0cm" table:align="left"/>
    </style:style>
    <style:style style:name="Table3.A" style:family="table-column">
      <style:table-column-properties style:column-width="2.198cm"/>
    </style:style>
    <style:style style:name="Table3.B" style:family="table-column">
      <style:table-column-properties style:column-width="2.806cm"/>
    </style:style>
    <style:style style:name="Table3.C" style:family="table-column">
      <style:table-column-properties style:column-width="2.974cm"/>
    </style:style>
    <style:style style:name="Table3.D" style:family="table-column">
      <style:table-column-properties style:column-width="4.348cm"/>
    </style:style>
    <style:style style:name="Table3.E" style:family="table-column">
      <style:table-column-properties style:column-width="4.67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background-color="#ff3366" fo:padding="0.097cm" fo:border-left="0.05pt solid #000000" fo:border-right="none" fo:border-top="none" fo:border-bottom="0.05pt solid #000000">
        <style:background-image/>
      </style:table-cell-properties>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background-color="#94006b" fo:padding="0.097cm" fo:border-left="0.05pt solid #000000" fo:border-right="none" fo:border-top="none" fo:border-bottom="0.05pt solid #000000">
        <style:background-image/>
      </style:table-cell-properties>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background-color="#00dcff" fo:padding="0.097cm" fo:border-left="0.05pt solid #000000" fo:border-right="none" fo:border-top="none" fo:border-bottom="0.05pt solid #000000">
        <style:background-image/>
      </style:table-cell-properties>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background-color="#280099" fo:padding="0.097cm" fo:border-left="0.05pt solid #000000" fo:border-right="none" fo:border-top="none" fo:border-bottom="0.05pt solid #000000">
        <style:background-image/>
      </style:table-cell-properties>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background-color="#355e00" fo:padding="0.097cm" fo:border-left="0.05pt solid #000000" fo:border-right="none" fo:border-top="none" fo:border-bottom="0.05pt solid #000000">
        <style:background-image/>
      </style:table-cell-properties>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background-color="#e6ff00" fo:padding="0.097cm" fo:border-left="0.05pt solid #000000" fo:border-right="none" fo:border-top="none" fo:border-bottom="0.05pt solid #000000">
        <style:background-image/>
      </style:table-cell-properties>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background-color="#4c1900" fo:padding="0.097cm" fo:border-left="0.05pt solid #000000" fo:border-right="none" fo:border-top="none" fo:border-bottom="0.05pt solid #000000">
        <style:background-image/>
      </style:table-cell-properties>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background-color="#9999ff" fo:padding="0.097cm" fo:border-left="0.05pt solid #000000" fo:border-right="none" fo:border-top="none" fo:border-bottom="0.05pt solid #000000">
        <style:background-image/>
      </style:table-cell-properties>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table-cell-properties fo:padding="0.097cm" fo:border-left="0.05pt solid #000000" fo:border-right="0.05pt solid #000000"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table-cell-properties fo:padding="0.097cm" fo:border-left="0.05pt solid #000000" fo:border-right="0.05pt solid #000000"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table-cell-properties fo:padding="0.097cm" fo:border-left="0.05pt solid #000000" fo:border-right="0.05pt solid #000000"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ff3366">
        <style:background-image/>
      </style:paragraph-properties>
      <style:text-properties fo:background-color="transparent"/>
    </style:style>
    <style:style style:name="P4" style:family="paragraph" style:parent-style-name="Table_20_Contents">
      <style:paragraph-properties fo:background-color="#ff3366">
        <style:background-image/>
      </style:paragraph-properties>
      <style:text-properties fo:font-size="9pt" fo:background-color="transparent" style:font-size-asian="10.5pt"/>
    </style:style>
    <style:style style:name="P5" style:family="paragraph" style:parent-style-name="Text_20_body">
      <style:paragraph-properties fo:break-before="pag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text-properties fo:font-size="9pt" fo:font-weight="bold" style:font-size-asian="10.5pt" style:font-weight-asian="bold" style:font-weight-complex="bold"/>
    </style:style>
    <style:style style:name="P9" style:family="paragraph" style:parent-style-name="Table_20_Contents">
      <style:text-properties fo:font-size="9pt" style:font-size-asian="10.5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0">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Heading_20_2" style:list-style-name=""/>
    <style:style style:name="P25" style:family="paragraph" style:parent-style-name="Heading_20_2">
      <style:text-properties fo:font-style="italic" style:font-style-asian="italic" style:font-style-complex="italic"/>
    </style:style>
    <style:style style:name="P2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s</text:h>
      <text:p text:style-name="Text_20_body">Seed random number generator. Generate sequence of 100,000 numbers to array. Each process starts at a numbered position in the array for retrieving numbers – allows adding of bits in middle later without disrupting previous generation. (There might be overlap, which is bearable)</text:p>
      <text:p text:style-name="Text_20_body">Population figures: </text:p>
      <text:list xml:id="list1556034899" text:style-name="L1">
        <text:list-item>
          <text:p text:style-name="P10">1-10 thousand (uninhabited, unofficial stations only, TL cap 1). All systems are at least this much in present day</text:p>
        </text:list-item>
        <text:list-item>
          <text:p text:style-name="P10">&lt;10 thousand - 1 million (outpost, orbital stations only, TL cap 5)</text:p>
          <text:list>
            <text:list-item>
              <text:p text:style-name="P10">habitability &lt; 70% (60% with terraforming) and low mineral wealth will not increase above outpost. An outpost that decreases in population is removed.</text:p>
            </text:list-item>
            <text:list-item>
              <text:p text:style-name="P10">Need at least 10% habitability to increase to stage 1 colony – otherwise the surface is so hostile it's not possible to live there (and probably barely possible to work there)</text:p>
            </text:list-item>
          </text:list>
        </text:list-item>
        <text:list-item>
          <text:p text:style-name="P10">1-10 million (habitability &lt; 40% mineral extraction max, stage 1 colony, TL cap 9)</text:p>
          <text:list>
            <text:list-item>
              <text:p text:style-name="P10">habitability &lt; 70% (60% with terraforming) and medium mineral wealth will not increase above stage 1</text:p>
            </text:list-item>
          </text:list>
        </text:list-item>
        <text:list-item>
          <text:p text:style-name="P10">10-100 million (mineral extraction max, stage 2 colony)</text:p>
        </text:list-item>
        <text:list-item>
          <text:p text:style-name="P10">100-1000 million (habitability &gt; 70% (60% once terraforming available) max, stage 3 colony)</text:p>
        </text:list-item>
        <text:list-item>
          <text:p text:style-name="P10">1-4 billion (habitability &gt; 80%, stage 4 colony)</text:p>
        </text:list-item>
        <text:list-item>
          <text:p text:style-name="P10">5-8 billion (habitability &gt; 90%, stage 5 colony or homeworld)</text:p>
        </text:list-item>
      </text:list>
      <text:h text:style-name="Heading_20_2" text:outline-level="2">Stage 1: System physical characteristics</text:h>
      <text:list xml:id="list1248315059" text:style-name="L2">
        <text:list-item>
          <text:p text:style-name="P11">Randomly set system coordinates</text:p>
        </text:list-item>
        <text:list-item>
          <text:p text:style-name="P11">Randomly set system star type (new MS – blue/white, small; average MS – yellow, medium; old MS – orange/red, large; dwarf – red, small ; giant – red, large). Stars are occasionally unstable (“solar activity”) which makes their systems less habitable.</text:p>
        </text:list-item>
        <text:list-item>
          <text:p text:style-name="P11">Randomly set accessible mineral wealth (higher in new MS systems as asteroids more common and planets less common)</text:p>
        </text:list-item>
        <text:list-item>
          <text:p text:style-name="P11">Randomly set main planet range from star, depending on type of star </text:p>
        </text:list-item>
        <text:list-item>
          <text:p text:style-name="P11">Calculate main planet temperature. Main planet is the most habitable in the system, so the range above should be set to make at least 1/3 possibly habitable rather than ice, mostly-airless rock balls, or Venus-like hells.</text:p>
        </text:list-item>
        <text:list-item>
          <text:p text:style-name="P11">Calculate main planet ocean %</text:p>
        </text:list-item>
        <text:list-item>
          <text:p text:style-name="P11">Calculate per-species habitability %</text:p>
          <text:list>
            <text:list-item>
              <text:p text:style-name="P11">Felines, Lizards, Rodents: prefer land</text:p>
            </text:list-item>
            <text:list-item>
              <text:p text:style-name="P11">Birds, Frogs, Insects, Humans: prefer mixed</text:p>
            </text:list-item>
            <text:list-item>
              <text:p text:style-name="P11">Lobsters: prefer water</text:p>
            </text:list-item>
            <text:list-item>
              <text:p text:style-name="P11">Lizards, Frogs: prefer hotter</text:p>
            </text:list-item>
            <text:list-item>
              <text:p text:style-name="P11">Lobsters, Rodents: prefer colder</text:p>
            </text:list-item>
            <text:list-item>
              <text:p text:style-name="P11">Anything below 70% for a species requires habitation domes or similar. Every 10% further requires progressively more expensive and high-tech constructions – or living in orbital colonies. Systems above 70% <text:s/>will tend to have some natural life.</text:p>
            </text:list-item>
          </text:list>
        </text:list-item>
        <text:list-item>
          <text:p text:style-name="P11">Each chart gets a native species hard-coded (Lizards, Humans, &lt;none&gt;, Rodents, Felines, Frogs+Birds, Insects, Lobsters) – with the exception of Humans, find the current best world for them in the chart, and adjust its properties to bring the habitability to 100% for them.</text:p>
        </text:list-item>
        <text:list-item>
          <text:p text:style-name="P11">Move the Frog and Bird homeworlds until they are at 40-50LY apart. </text:p>
        </text:list-item>
      </text:list>
      <text:h text:style-name="Heading_20_2" text:outline-level="2">Stage 2: initial colonisation</text:h>
      <text:list xml:id="list1359320483" text:style-name="L3">
        <text:list-item>
          <text:p text:style-name="P12">Homeworlds: TL5 (except human initial systems); colonies get TL=stage</text:p>
        </text:list-item>
        <text:list-item>
          <text:p text:style-name="P12">Non-human: </text:p>
          <text:list>
            <text:list-item>
              <text:p text:style-name="P12">Set homeworld to max-population of that species, strong economy.</text:p>
            </text:list-item>
            <text:list-item>
              <text:p text:style-name="P12">Find all systems with habitability &gt; 70% within 30 LY, give them stage 2 colonies</text:p>
            </text:list-item>
            <text:list-item>
              <text:p text:style-name="P12">Find all systems with high mineral wealth within 30 LY, give them stage 1 colonies</text:p>
            </text:list-item>
            <text:list-item>
              <text:p text:style-name="P12">If any world in range is at least 70% habitable by both Frog and Bird, and in G6, and not within 10LY of a homeworld, give it both species and sum population. Do the same for high mineral wealth worlds but only those closer to both homeworlds than the homeworlds are to each other.</text:p>
            </text:list-item>
          </text:list>
        </text:list-item>
        <text:list-item>
          <text:p text:style-name="P12">Human: </text:p>
          <text:list>
            <text:list-item>
              <text:p text:style-name="P12">Find system on long edge of chart with extreme Y coordinate, low habitability and mineral wealth. This is Biya's Reach – the entry system. Give it an outpost.</text:p>
            </text:list-item>
            <text:list-item>
              <text:p text:style-name="P12">Find two nearest systems with &gt;70% habitability. These are Dramani's Hope and Aquino's Landing. Set them to stage 3/2 colony levels and mark as TL4/3 homeworlds. (The one with the higher mineral wealth is Aquino's Landing)</text:p>
            </text:list-item>
            <text:list-item>
              <text:p text:style-name="P12">Then find nearby good habitation or mineral systems within 20 LY of Biya's Reach and set them up as stage 1 colonies</text:p>
            </text:list-item>
          </text:list>
        </text:list-item>
      </text:list>
      <text:h text:style-name="Heading_20_2" text:outline-level="2"><text:soft-page-break/>Stage 3: second-wave colonisation</text:h>
      <text:list xml:id="list419423194" text:style-name="L4">
        <text:list-item>
          <text:p text:style-name="P13">New colonies get TL = stage + 2; add d4 to TL of existing colonies, 2 to homeworlds.</text:p>
        </text:list-item>
        <text:list-item>
          <text:p text:style-name="P13">75% chance each colony increases by one stage if possible. 5% chance it decreases by one stage if not already an outpost. </text:p>
        </text:list-item>
        <text:list-item>
          <text:p text:style-name="P13">Find all remaining uninhabited systems in native chart with &gt;90% habitability, give them stage 1 colonies</text:p>
        </text:list-item>
        <text:list-item>
          <text:p text:style-name="P13">Find all remaining uninhabited systems in native chart with high mineral wealth, give them outposts</text:p>
        </text:list-item>
        <text:list-item>
          <text:p text:style-name="P13">Add outposts to all uninhabited systems necessary within 15LY of a homeworld</text:p>
        </text:list-item>
      </text:list>
      <text:h text:style-name="Heading_20_2" text:outline-level="2">Stage 4: galactic hyperdrive discovered</text:h>
      <text:list xml:id="list652618808" text:style-name="L5">
        <text:list-item>
          <text:p text:style-name="P14">New colonies get TL = stage + 3, add 2+d3 but no more than stage to TL of existing colonies, 3 to homeworlds. Human homeworlds increase to max stage for their habitability.</text:p>
        </text:list-item>
        <text:list-item>
          <text:p text:style-name="P14">50% chance each colony increases by one stage if possible. 15% chance it decreases by one stage if not already an outpost.</text:p>
        </text:list-item>
        <text:list-item>
          <text:p text:style-name="P14">The system with the highest minimum habitability for all species (hopefully &gt;60%) in chart 3 becomes the United Capital. This starts as a stage 4 colony of all species and counts as a Homeworld for future calculations. </text:p>
        </text:list-item>
        <text:list-item>
          <text:p text:style-name="P14">The non-homeworld system with the highest minimum habitability in other charts becomes the United Embassy for that chart (stage 3 colony of all species, counts as an independent hub for future calculations), will take over inhabited systems (going to stage 4 if it was already stage 2 or 3)</text:p>
        </text:list-item>
        <text:list-item>
          <text:p text:style-name="P14">The best uninhabited system for each species in chart 3 gets a stage 3 colony of that species (start with Humans, and cycle backwards to Rodents)</text:p>
        </text:list-item>
        <text:list-item>
          <text:p text:style-name="P14">Any uninhabited or outpost system with &gt;90% habitability in any chart gets a stage 1 colony of the most suited species.</text:p>
        </text:list-item>
      </text:list>
      <text:h text:style-name="Heading_20_2" text:outline-level="2">Stage 5, 6, 7: cooperative colonisation [may need to adjust number of passes]</text:h>
      <text:list xml:id="list900303080" text:style-name="L6">
        <text:list-item>
          <text:p text:style-name="P15">New colonies get TL = stage + 3, add 1 to TL of existing stage 2+ colonies (50% chance) and homeworlds (75% chance)</text:p>
        </text:list-item>
        <text:list-item>
          <text:p text:style-name="P15">50% chance each colony increases by one stage if possible, 15% chance it decreases by one stage if not already an outpost</text:p>
        </text:list-item>
        <text:list-item>
          <text:p text:style-name="P15">Any system that is no more than a stage 2 colony, with &gt;70% habitability for a species not currently on it has a 20% chance of gaining that species (increasing a stage if possible). Uninhabited and outpost systems both go to stage 1 colonies.</text:p>
        </text:list-item>
        <text:list-item>
          <text:p text:style-name="P15">Any system with high mineral wealth, still at outpost stage, has a 10% chance of being inhabited by an extra species and increasing to stage 1</text:p>
        </text:list-item>
      </text:list>
      <text:h text:style-name="Heading_20_2" text:outline-level="2">Stage 8: terraforming</text:h>
      <text:list xml:id="list1160214046" text:style-name="L7">
        <text:list-item>
          <text:p text:style-name="P16">New colonies get TL = stage + 4, add 1 to TL of existing systems (stage/6 chance)</text:p>
        </text:list-item>
        <text:list-item>
          <text:p text:style-name="P16">50% chance each colony increases by one stage if possible, 15% chance it decreases by one stage if not already an outpost</text:p>
        </text:list-item>
        <text:list-item>
          <text:p text:style-name="P16">Any system with no non-outpost population and 60% habitability gets a terraformed stage 2 colony of all species it is at &gt;60%</text:p>
        </text:list-item>
        <text:list-item>
          <text:p text:style-name="P16">All remaining systems with high or medium mineral wealth get a stage 1 colony</text:p>
        </text:list-item>
      </text:list>
      <text:h text:style-name="Heading_20_2" text:outline-level="2">Stage 9: consolidation</text:h>
      <text:list xml:id="list249858011" text:style-name="L8">
        <text:list-item>
          <text:p text:style-name="P17">50% chance each colony increases by one stage if possible, 15% chance it decreases by one stage if not already an outpost</text:p>
        </text:list-item>
        <text:list-item>
          <text:p text:style-name="P17">Add 1 to TL of existing systems (stage/6 chance)</text:p>
        </text:list-item>
        <text:list-item>
          <text:p text:style-name="P17">All remaining uninhabited systems get a mixed-species outpost.</text:p>
        </text:list-item>
      </text:list>
      <text:h text:style-name="Heading_20_2" text:outline-level="2">Stage 10: first invasion wave</text:h>
      <text:list xml:id="list95989087" text:style-name="L9">
        <text:list-item>
          <text:p text:style-name="P18">20% chance each colony increases by one stage and gets +1 TL; 20% chance it decreases by one stage and gets -d6 TL; 5% chance it is knocked back to outpost (and TL set to 2+d3); 1% chance it is knocked back to uninhabited. Homeworlds are unaffected. </text:p>
        </text:list-item>
        <text:list-item>
          <text:p text:style-name="P18">Non-homeworld systems at the colony stage cap have a 5% chance of gaining d4 TL and a military base. Outpost systems which were attacked have a 20% chance of having TL maxed to 5 and a military base.</text:p>
        </text:list-item>
      </text:list>
      <text:h text:style-name="P24" text:outline-level="2"/>
      <text:h text:style-name="P26" text:outline-level="2">Stage 11: set economies</text:h>
      <text:p text:style-name="Text_20_body">Select economy selector to use from this table. Use first matching criteria</text:p>
      <table:table table:name="Table1" table:style-name="Table1">
        <table:table-column table:style-name="Table1.A"/>
        <table:table-column table:style-name="Table1.B"/>
        <table:table-column table:style-name="Table1.A" table:number-columns-repeated="2"/>
        <table:table-column table:style-name="Table1.B"/>
        <table:table-column table:style-name="Table1.A"/>
        <table:table-column table:style-name="Table1.B"/>
        <table:table-column table:style-name="Table1.H"/>
        <table:table-row>
          <table:table-cell table:style-name="Table1.A1" office:value-type="string">
            <text:p text:style-name="P7">Criteria</text:p>
          </table:table-cell>
          <table:table-cell table:style-name="Table1.A1" office:value-type="string">
            <text:p text:style-name="P7">Uninhabited</text:p>
          </table:table-cell>
          <table:table-cell table:style-name="Table1.A1" office:value-type="string">
            <text:p text:style-name="P7">Outpost</text:p>
          </table:table-cell>
          <table:table-cell table:style-name="Table1.A1" office:value-type="string">
            <text:p text:style-name="P7">Stage 1</text:p>
          </table:table-cell>
          <table:table-cell table:style-name="Table1.A1" office:value-type="string">
            <text:p text:style-name="P7">Stage 2</text:p>
          </table:table-cell>
          <table:table-cell table:style-name="Table1.A1" office:value-type="string">
            <text:p text:style-name="P7">Stage 3</text:p>
          </table:table-cell>
          <table:table-cell table:style-name="Table1.A1" office:value-type="string">
            <text:p text:style-name="P7">Stage 4</text:p>
          </table:table-cell>
          <table:table-cell table:style-name="Table1.H1" office:value-type="string">
            <text:p text:style-name="P7">Stage 5</text:p>
          </table:table-cell>
        </table:table-row>
        <table:table-row>
          <table:table-cell table:style-name="Table1.A2" office:value-type="string">
            <text:p text:style-name="P6">Hab &gt; 9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Specialist I</text:p>
          </table:table-cell>
        </table:table-row>
        <table:table-row>
          <table:table-cell table:style-name="Table1.A2" office:value-type="string">
            <text:p text:style-name="P6">Military base</text:p>
          </table:table-cell>
          <table:table-cell table:style-name="Table1.A2" office:value-type="string">
            <text:p text:style-name="P6">N/a</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Shipyard</text:p>
          </table:table-cell>
          <table:table-cell table:style-name="Table1.H2" office:value-type="string">
            <text:p text:style-name="P6">Shipyard</text:p>
          </table:table-cell>
        </table:table-row>
        <table:table-row>
          <table:table-cell table:style-name="Table1.A2" office:value-type="string">
            <text:p text:style-name="P6">High mineral</text:p>
          </table:table-cell>
          <table:table-cell table:style-name="Table1.A2" office:value-type="string">
            <text:p text:style-name="P6">Ruins</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Extraction (or Industrial I if hab &gt; 40%)</text:p>
          </table:table-cell>
          <table:table-cell table:style-name="Table1.A2" office:value-type="string">
            <text:p text:style-name="P6">Industrial I</text:p>
          </table:table-cell>
          <table:table-cell table:style-name="Table1.A2" office:value-type="string">
            <text:p text:style-name="P6">Industrial II</text:p>
          </table:table-cell>
          <table:table-cell table:style-name="Table1.H2" office:value-type="string">
            <text:p text:style-name="P6">Specialist II</text:p>
          </table:table-cell>
        </table:table-row>
        <table:table-row>
          <table:table-cell table:style-name="Table1.A2" office:value-type="string">
            <text:p text:style-name="P6">Hab &gt; 7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Mixed</text:p>
          </table:table-cell>
        </table:table-row>
        <table:table-row>
          <table:table-cell table:style-name="Table1.A2" office:value-type="string">
            <text:p text:style-name="P6">Hab &gt; 60%, colony</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Terraforming</text:p>
          </table:table-cell>
          <table:table-cell table:style-name="Table1.A2" office:value-type="string">
            <text:p text:style-name="P6">Terraforming</text:p>
          </table:table-cell>
          <table:table-cell table:style-name="Table1.A2" office:value-type="string">
            <text:p text:style-name="P6">Mixed</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gt; 40%</text:p>
          </table:table-cell>
          <table:table-cell table:style-name="Table1.A2" office:value-type="string">
            <text:p text:style-name="P6">Empty</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Industrial I</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lt; 40%</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Extraction</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 hab &gt; 60%, no colony</text:p>
          </table:table-cell>
          <table:table-cell table:style-name="Table1.A2" office:value-type="string">
            <text:p text:style-name="P6">Empty</text:p>
          </table:table-cell>
          <table:table-cell table:style-name="Table1.A2" office:value-type="string">
            <text:p text:style-name="P6">Terraforming</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
      <text:p text:style-name="Text_20_body"/>
      <text:p text:style-name="Text_20_body">Then select economy from this table</text:p>
      <table:table table:name="Table2" table:style-name="Table2">
        <table:table-column table:style-name="Table2.A" table:number-columns-repeated="6"/>
        <table:table-column table:style-name="Table2.G"/>
        <table:table-row>
          <table:table-cell table:style-name="Table2.A1" office:value-type="string">
            <text:p text:style-name="P7">Roll D6</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cell table:style-name="Table2.A1" office:value-type="string">
            <text:p text:style-name="P6">4</text:p>
          </table:table-cell>
          <table:table-cell table:style-name="Table2.A1" office:value-type="string">
            <text:p text:style-name="P6">5</text:p>
          </table:table-cell>
          <table:table-cell table:style-name="Table2.G1" office:value-type="string">
            <text:p text:style-name="P6">6</text:p>
          </table:table-cell>
        </table:table-row>
        <table:table-row>
          <table:table-cell table:style-name="Table2.A2" office:value-type="string">
            <text:p text:style-name="P7">Empty</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G2" office:value-type="string">
            <text:p text:style-name="P6">Salvage</text:p>
          </table:table-cell>
        </table:table-row>
        <table:table-row>
          <table:table-cell table:style-name="Table2.A2" office:value-type="string">
            <text:p text:style-name="P7">Ruin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Research (Mil)</text:p>
          </table:table-cell>
          <table:table-cell table:style-name="Table2.A2" office:value-type="string">
            <text:p text:style-name="P6">Quarantine</text:p>
          </table:table-cell>
          <table:table-cell table:style-name="Table2.G2" office:value-type="string">
            <text:p text:style-name="P6">Military</text:p>
          </table:table-cell>
        </table:table-row>
        <table:table-row>
          <table:table-cell table:style-name="Table2.A2" office:value-type="string">
            <text:p text:style-name="P7">Native Life</text:p>
          </table:table-cell>
          <table:table-cell table:style-name="Table2.A2" office:value-type="string">
            <text:p text:style-name="P6">Quarantine</text:p>
          </table:table-cell>
          <table:table-cell table:style-name="Table2.A2" office:value-type="string">
            <text:p text:style-name="P6">Quarantine</text:p>
          </table:table-cell>
          <table:table-cell table:style-name="Table2.A2" office:value-type="string">
            <text:p text:style-name="P6">Tourism</text:p>
          </table:table-cell>
          <table:table-cell table:style-name="Table2.A2" office:value-type="string">
            <text:p text:style-name="P6">Research (Bio)</text:p>
          </table:table-cell>
          <table:table-cell table:style-name="Table2.A2" office:value-type="string">
            <text:p text:style-name="P6">Colonisation</text:p>
          </table:table-cell>
          <table:table-cell table:style-name="Table2.G2" office:value-type="string">
            <text:p text:style-name="P6">Colonisation</text:p>
          </table:table-cell>
        </table:table-row>
        <table:table-row>
          <table:table-cell table:style-name="Table2.A2" office:value-type="string">
            <text:p text:style-name="P7">Wilderness</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Survival</text:p>
          </table:table-cell>
          <table:table-cell table:style-name="Table2.G2" office:value-type="string">
            <text:p text:style-name="P6">Research (Bio)</text:p>
          </table:table-cell>
        </table:table-row>
        <table:table-row>
          <table:table-cell table:style-name="Table2.A2" office:value-type="string">
            <text:p text:style-name="P7">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G2" office:value-type="string">
            <text:p text:style-name="P6">Quarantine</text:p>
          </table:table-cell>
        </table:table-row>
        <table:table-row>
          <table:table-cell table:style-name="Table2.A2" office:value-type="string">
            <text:p text:style-name="P7">Outsider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Salvage</text:p>
          </table:table-cell>
          <table:table-cell table:style-name="Table2.G2" office:value-type="string">
            <text:p text:style-name="P6">Asteroid Mining</text:p>
          </table:table-cell>
        </table:table-row>
        <table:table-row>
          <table:table-cell table:style-name="Table2.A2" office:value-type="string">
            <text:p text:style-name="P7">Extraction</text:p>
          </table:table-cell>
          <table:table-cell table:style-name="Table2.A2" office:value-type="string">
            <text:p text:style-name="P6">Salvage</text:p>
          </table:table-cell>
          <table:table-cell table:style-name="Table2.A2" office:value-type="string">
            <text:p text:style-name="P6">Asteroid Mining</text:p>
          </table:table-cell>
          <table:table-cell table:style-name="Table2.A2" office:value-type="string">
            <text:p text:style-name="P6">Asteroid Mining</text:p>
          </table:table-cell>
          <table:table-cell table:style-name="Table2.A2" office:value-type="string">
            <text:p text:style-name="P6">Ground Mining</text:p>
          </table:table-cell>
          <table:table-cell table:style-name="Table2.A2" office:value-type="string">
            <text:p text:style-name="P6">Ground Mining</text:p>
          </table:table-cell>
          <table:table-cell table:style-name="Table2.G2" office:value-type="string">
            <text:p text:style-name="P6">Refining</text:p>
          </table:table-cell>
        </table:table-row>
        <table:table-row>
          <table:table-cell table:style-name="Table2.A2" office:value-type="string">
            <text:p text:style-name="P7">Agriculture 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G2" office:value-type="string">
            <text:p text:style-name="P6">Terraforming</text:p>
          </table:table-cell>
        </table:table-row>
        <table:table-row>
          <table:table-cell table:style-name="Table2.A2" office:value-type="string">
            <text:p text:style-name="P7">Agriculture I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A2" office:value-type="string">
            <text:p text:style-name="P6">Cultural</text:p>
          </table:table-cell>
          <table:table-cell table:style-name="Table2.G2" office:value-type="string">
            <text:p text:style-name="P6">Research (Bio)</text:p>
          </table:table-cell>
        </table:table-row>
        <table:table-row>
          <table:table-cell table:style-name="Table2.A2" office:value-type="string">
            <text:p text:style-name="P7">Industrial I</text:p>
          </table:table-cell>
          <table:table-cell table:style-name="Table2.A2" office:value-type="string">
            <text:p text:style-name="P6">Ground Mining</text:p>
          </table:table-cell>
          <table:table-cell table:style-name="Table2.A2" office:value-type="string">
            <text:p text:style-name="P6">Refining</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G2" office:value-type="string">
            <text:p text:style-name="P6">Shipyard</text:p>
          </table:table-cell>
        </table:table-row>
        <table:table-row>
          <table:table-cell table:style-name="Table2.A2" office:value-type="string">
            <text:p text:style-name="P7">Industrial II</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A2" office:value-type="string">
            <text:p text:style-name="P6">Research (Eng)</text:p>
          </table:table-cell>
          <table:table-cell table:style-name="Table2.A2" office:value-type="string">
            <text:p text:style-name="P6">Shipyard</text:p>
          </table:table-cell>
          <table:table-cell table:style-name="Table2.G2" office:value-type="string">
            <text:p text:style-name="P6">Shipyard</text:p>
          </table:table-cell>
        </table:table-row>
        <table:table-row>
          <table:table-cell table:style-name="Table2.A2" office:value-type="string">
            <text:p text:style-name="P7">Mixed</text:p>
          </table:table-cell>
          <table:table-cell table:style-name="Table2.A2" office:value-type="string">
            <text:p text:style-name="P6">Cultural</text:p>
          </table:table-cell>
          <table:table-cell table:style-name="Table2.A2" office:value-type="string">
            <text:p text:style-name="P6">Cultural</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Production</text:p>
          </table:table-cell>
          <table:table-cell table:style-name="Table2.G2" office:value-type="string">
            <text:p text:style-name="P6">Research (any)</text:p>
          </table:table-cell>
        </table:table-row>
        <table:table-row>
          <table:table-cell table:style-name="Table2.A2" office:value-type="string">
            <text:p text:style-name="P7">Specialist I</text:p>
          </table:table-cell>
          <table:table-cell table:style-name="Table2.A2" office:value-type="string">
            <text:p text:style-name="P6">Cultural</text:p>
          </table:table-cell>
          <table:table-cell table:style-name="Table2.A2" office:value-type="string">
            <text:p text:style-name="P6">Research (Bio)</text:p>
          </table:table-cell>
          <table:table-cell table:style-name="Table2.A2" office:value-type="string">
            <text:p text:style-name="P6">Research (Bio)</text:p>
          </table:table-cell>
          <table:table-cell table:style-name="Table2.A2" office:value-type="string">
            <text:p text:style-name="P6">Research (Comp)</text:p>
          </table:table-cell>
          <table:table-cell table:style-name="Table2.A2" office:value-type="string">
            <text:p text:style-name="P6">Research (Soc)</text:p>
          </table:table-cell>
          <table:table-cell table:style-name="Table2.G2" office:value-type="string">
            <text:p text:style-name="P6">Shipyard</text:p>
          </table:table-cell>
        </table:table-row>
        <table:table-row>
          <table:table-cell table:style-name="Table2.A2" office:value-type="string">
            <text:p text:style-name="P7">Specialist II</text:p>
          </table:table-cell>
          <table:table-cell table:style-name="Table2.A2" office:value-type="string">
            <text:p text:style-name="P6">Cultural</text:p>
          </table:table-cell>
          <table:table-cell table:style-name="Table2.A2" office:value-type="string">
            <text:p text:style-name="P6">Research (Comp)</text:p>
          </table:table-cell>
          <table:table-cell table:style-name="Table2.A2" office:value-type="string">
            <text:p text:style-name="P6">Research (Eng)</text:p>
          </table:table-cell>
          <table:table-cell table:style-name="Table2.A2" office:value-type="string">
            <text:p text:style-name="P6">Research (Eng)</text:p>
          </table:table-cell>
          <table:table-cell table:style-name="Table2.A2" office:value-type="string">
            <text:p text:style-name="P6">Research (Sci)</text:p>
          </table:table-cell>
          <table:table-cell table:style-name="Table2.G2" office:value-type="string">
            <text:p text:style-name="P6">Shipyard</text:p>
          </table:table-cell>
        </table:table-row>
        <table:table-row>
          <table:table-cell table:style-name="Table2.A2" office:value-type="string">
            <text:p text:style-name="P7">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Research (Mil)</text:p>
          </table:table-cell>
          <table:table-cell table:style-name="Table2.G2" office:value-type="string">
            <text:p text:style-name="P6">Quarantine</text:p>
          </table:table-cell>
        </table:table-row>
        <table:table-row>
          <table:table-cell table:style-name="Table2.A2" office:value-type="string">
            <text:p text:style-name="P7">Shipyard</text:p>
          </table:table-cell>
          <table:table-cell table:style-name="Table2.A2" office:value-type="string">
            <text:p text:style-name="P6">Production</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Shipyard</text:p>
          </table:table-cell>
          <table:table-cell table:style-name="Table2.A2" office:value-type="string">
            <text:p text:style-name="P6">Shipyard</text:p>
          </table:table-cell>
          <table:table-cell table:style-name="Table2.G2" office:value-type="string">
            <text:p text:style-name="P6">Research (Eng)</text:p>
          </table:table-cell>
        </table:table-row>
      </table:table>
      <text:p text:style-name="Text_20_body"/>
      <text:p text:style-name="P5">Then calculate economic values. Productivity/capita has ~50% variation (and is a daily figure). 25% bonus to productivity in bottleneck system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Type icon</text:p>
          </table:table-cell>
          <table:table-cell table:style-name="Table3.A1" office:value-type="string">
            <text:p text:style-name="P1">Economy</text:p>
          </table:table-cell>
          <table:table-cell table:style-name="Table3.A1" office:value-type="string">
            <text:p text:style-name="P8">Productivity/Capita</text:p>
          </table:table-cell>
          <table:table-cell table:style-name="Table3.A1" office:value-type="string">
            <text:p text:style-name="P8">Major Imports</text:p>
          </table:table-cell>
          <table:table-cell table:style-name="Table3.E1" office:value-type="string">
            <text:p text:style-name="P8">Major Exports</text:p>
          </table:table-cell>
        </table:table-row>
        <table:table-row>
          <table:table-cell table:style-name="Table3.A2" office:value-type="string">
            <text:p text:style-name="P4">Restricted</text:p>
          </table:table-cell>
          <table:table-cell table:style-name="Table3.A2" office:value-type="string">
            <text:p text:style-name="P3">Survival</text:p>
          </table:table-cell>
          <table:table-cell table:style-name="Table3.C2" office:value-type="string">
            <text:p text:style-name="P9">1</text:p>
          </table:table-cell>
          <table:table-cell table:style-name="Table3.D2" office:value-type="string">
            <text:p text:style-name="P9">Food, Spare parts, Medicine, Firearms, Tools, Clothes, Ship parts, Fuel, Rad shield</text:p>
          </table:table-cell>
          <table:table-cell table:style-name="Table3.E2" office:value-type="string">
            <text:p text:style-name="P9">Socdata</text:p>
          </table:table-cell>
        </table:table-row>
        <table:table-row>
          <table:table-cell table:style-name="Table3.A3" office:value-type="string">
            <text:p text:style-name="P9">Extraction</text:p>
          </table:table-cell>
          <table:table-cell table:style-name="Table3.A3" office:value-type="string">
            <text:p text:style-name="P9">Salvage</text:p>
          </table:table-cell>
          <table:table-cell table:style-name="Table3.C15" office:value-type="string">
            <text:p text:style-name="P9">5</text:p>
          </table:table-cell>
          <table:table-cell table:style-name="Table3.D3" office:value-type="string">
            <text:p text:style-name="P9">Sensors, Tools, Clothes, Food, Rad shield</text:p>
          </table:table-cell>
          <table:table-cell table:style-name="Table3.E3" office:value-type="string">
            <text:p text:style-name="P9">Alloys, Plastics, Ceramics, Spare parts, Scidata</text:p>
          </table:table-cell>
        </table:table-row>
        <table:table-row>
          <table:table-cell table:style-name="Table3.A2" office:value-type="string">
            <text:p text:style-name="P9">Restricted</text:p>
          </table:table-cell>
          <table:table-cell table:style-name="Table3.A2" office:value-type="string">
            <text:p text:style-name="P9">Quarantine</text:p>
          </table:table-cell>
          <table:table-cell table:style-name="Table3.C15" office:value-type="string">
            <text:p text:style-name="P9">1</text:p>
          </table:table-cell>
          <table:table-cell table:style-name="Table3.D4" office:value-type="string">
            <text:p text:style-name="P9">Sensors, Food, Medicine, Telepresence </text:p>
          </table:table-cell>
          <table:table-cell table:style-name="Table3.E4" office:value-type="string">
            <text:p text:style-name="P9">Biodata, Scidata</text:p>
          </table:table-cell>
        </table:table-row>
        <table:table-row>
          <table:table-cell table:style-name="Table3.A5" office:value-type="string">
            <text:p text:style-name="P9">Military</text:p>
          </table:table-cell>
          <table:table-cell table:style-name="Table3.A5" office:value-type="string">
            <text:p text:style-name="P9">Military</text:p>
          </table:table-cell>
          <table:table-cell table:style-name="Table3.C15" office:value-type="string">
            <text:p text:style-name="P9">30</text:p>
          </table:table-cell>
          <table:table-cell table:style-name="Table3.D5" office:value-type="string">
            <text:p text:style-name="P9">Medicine, Firearms, Ship parts, Machinery, Weapons, Computers, Sensors, Tools, Fuel</text:p>
          </table:table-cell>
          <table:table-cell table:style-name="Table3.E5" office:value-type="string">
            <text:p text:style-name="P9">Comdata, Engdata, Mildata</text:p>
          </table:table-cell>
        </table:table-row>
        <table:table-row>
          <table:table-cell table:style-name="Table3.A6" office:value-type="string">
            <text:p text:style-name="P9">Cultural</text:p>
          </table:table-cell>
          <table:table-cell table:style-name="Table3.A6" office:value-type="string">
            <text:p text:style-name="P9">Tourism</text:p>
          </table:table-cell>
          <table:table-cell table:style-name="Table3.C15" office:value-type="string">
            <text:p text:style-name="P9">40</text:p>
          </table:table-cell>
          <table:table-cell table:style-name="Table3.D6" office:value-type="string">
            <text:p text:style-name="P9">Travellers, Clothes, Entertainment, Narcotics</text:p>
          </table:table-cell>
          <table:table-cell table:style-name="Table3.E6" office:value-type="string">
            <text:p text:style-name="P9">Travellers, Furs, Artworks, Animals, Corals</text:p>
          </table:table-cell>
        </table:table-row>
        <table:table-row>
          <table:table-cell table:style-name="Table3.A7" office:value-type="string">
            <text:p text:style-name="P9">Colonisation</text:p>
          </table:table-cell>
          <table:table-cell table:style-name="Table3.A7" office:value-type="string">
            <text:p text:style-name="P9">Colonisation</text:p>
          </table:table-cell>
          <table:table-cell table:style-name="Table3.C15" office:value-type="string">
            <text:p text:style-name="P9">10</text:p>
          </table:table-cell>
          <table:table-cell table:style-name="Table3.D7" office:value-type="string">
            <text:p text:style-name="P9">Medicine, Textiles, Tools</text:p>
          </table:table-cell>
          <table:table-cell table:style-name="Table3.E7" office:value-type="string">
            <text:p text:style-name="P9">Animals, Plants, Biodata</text:p>
          </table:table-cell>
        </table:table-row>
        <table:table-row>
          <table:table-cell table:style-name="Table3.A8" office:value-type="string">
            <text:p text:style-name="P9">Agricultural</text:p>
          </table:table-cell>
          <table:table-cell table:style-name="Table3.A8" office:value-type="string">
            <text:p text:style-name="P9">Farming</text:p>
          </table:table-cell>
          <table:table-cell table:style-name="Table3.C15" office:value-type="string">
            <text:p text:style-name="P9">40</text:p>
          </table:table-cell>
          <table:table-cell table:style-name="Table3.D8" office:value-type="string">
            <text:p text:style-name="P9">Tools, Machinery, Spare parts, Fertiliser</text:p>
          </table:table-cell>
          <table:table-cell table:style-name="Table3.E8" office:value-type="string">
            <text:p text:style-name="P9">Food, Textiles, Furs, Ceramics, Animals, Corals, Narcotics</text:p>
          </table:table-cell>
        </table:table-row>
        <table:table-row>
          <table:table-cell table:style-name="Table3.A7" office:value-type="string">
            <text:p text:style-name="P9">Colonisation</text:p>
          </table:table-cell>
          <table:table-cell table:style-name="Table3.A7" office:value-type="string">
            <text:p text:style-name="P9">Terraforming</text:p>
          </table:table-cell>
          <table:table-cell table:style-name="Table3.C15" office:value-type="string">
            <text:p text:style-name="P9">10</text:p>
          </table:table-cell>
          <table:table-cell table:style-name="Table3.D9" office:value-type="string">
            <text:p text:style-name="P9">Terraforming, Tools, Clothes, Rad shield</text:p>
          </table:table-cell>
          <table:table-cell table:style-name="Table3.E9" office:value-type="string">
            <text:p text:style-name="P9">Gems, Biodata</text:p>
          </table:table-cell>
        </table:table-row>
        <table:table-row>
          <table:table-cell table:style-name="Table3.A3" office:value-type="string">
            <text:p text:style-name="P9">Extraction</text:p>
          </table:table-cell>
          <table:table-cell table:style-name="Table3.A3" office:value-type="string">
            <text:p text:style-name="P9">Asteroid Mining</text:p>
          </table:table-cell>
          <table:table-cell table:style-name="Table3.C15" office:value-type="string">
            <text:p text:style-name="P9">15</text:p>
          </table:table-cell>
          <table:table-cell table:style-name="Table3.D10" office:value-type="string">
            <text:p text:style-name="P9">Tools, Food, Spare parts, Ship parts, Rad shield, Sensors</text:p>
          </table:table-cell>
          <table:table-cell table:style-name="Table3.E10" office:value-type="string">
            <text:p text:style-name="P9">Ores, Gems, Precious Metals, Scidata</text:p>
          </table:table-cell>
        </table:table-row>
        <table:table-row>
          <table:table-cell table:style-name="Table3.A3" office:value-type="string">
            <text:p text:style-name="P9">Extraction</text:p>
          </table:table-cell>
          <table:table-cell table:style-name="Table3.A3" office:value-type="string">
            <text:p text:style-name="P9">Ground Mining</text:p>
          </table:table-cell>
          <table:table-cell table:style-name="Table3.C15" office:value-type="string">
            <text:p text:style-name="P9">35</text:p>
          </table:table-cell>
          <table:table-cell table:style-name="Table3.D11" office:value-type="string">
            <text:p text:style-name="P9">Machinery, Tools, Spare parts, Food, Telepresence</text:p>
          </table:table-cell>
          <table:table-cell table:style-name="Table3.E11" office:value-type="string">
            <text:p text:style-name="P9">Ores, Gems, Oil</text:p>
          </table:table-cell>
        </table:table-row>
        <table:table-row>
          <table:table-cell table:style-name="Table3.A12" office:value-type="string">
            <text:p text:style-name="P9">Industrial</text:p>
          </table:table-cell>
          <table:table-cell table:style-name="Table3.A12" office:value-type="string">
            <text:p text:style-name="P9">Refining</text:p>
          </table:table-cell>
          <table:table-cell table:style-name="Table3.C15" office:value-type="string">
            <text:p text:style-name="P9">50</text:p>
          </table:table-cell>
          <table:table-cell table:style-name="Table3.D12" office:value-type="string">
            <text:p text:style-name="P9">Ores, Oil, Machinery</text:p>
          </table:table-cell>
          <table:table-cell table:style-name="Table3.E12" office:value-type="string">
            <text:p text:style-name="P9">Alloys, Plastics, Ceramics, Fuel, Precious Metals, Engdata, Fertiliser</text:p>
          </table:table-cell>
        </table:table-row>
        <table:table-row>
          <table:table-cell table:style-name="Table3.A6" office:value-type="string">
            <text:p text:style-name="P9">Cultural</text:p>
          </table:table-cell>
          <table:table-cell table:style-name="Table3.A6" office:value-type="string">
            <text:p text:style-name="P9">Cultural</text:p>
          </table:table-cell>
          <table:table-cell table:style-name="Table3.C15" office:value-type="string">
            <text:p text:style-name="P9">75</text:p>
          </table:table-cell>
          <table:table-cell table:style-name="Table3.D13" office:value-type="string">
            <text:p text:style-name="P9">Luxuries, Food, Clothes, Furs, Artworks, Gems, Telepresence, Plants, Corals, Textiles, Narcotics</text:p>
          </table:table-cell>
          <table:table-cell table:style-name="Table3.E13" office:value-type="string">
            <text:p text:style-name="P9">Luxuries, Clothes, Artworks, Socdata, Entertainment</text:p>
          </table:table-cell>
        </table:table-row>
        <table:table-row>
          <table:table-cell table:style-name="Table3.A12" office:value-type="string">
            <text:p text:style-name="P9">Industrial</text:p>
          </table:table-cell>
          <table:table-cell table:style-name="Table3.A12" office:value-type="string">
            <text:p text:style-name="P9">Production</text:p>
          </table:table-cell>
          <table:table-cell table:style-name="Table3.C15" office:value-type="string">
            <text:p text:style-name="P9">80</text:p>
          </table:table-cell>
          <table:table-cell table:style-name="Table3.D14" office:value-type="string">
            <text:p text:style-name="P9">Alloys, Plastics, Ceramics, Plants, Textiles</text:p>
          </table:table-cell>
          <table:table-cell table:style-name="Table3.E14" office:value-type="string">
            <text:p text:style-name="P9">Machinery, Tools, Spare parts, Computers, Engdata, Medicine, Clothes, Rad shield</text:p>
          </table:table-cell>
        </table:table-row>
        <table:table-row>
          <table:table-cell table:style-name="Table3.A12" office:value-type="string">
            <text:p text:style-name="P9">Industrial</text:p>
          </table:table-cell>
          <table:table-cell table:style-name="Table3.A12" office:value-type="string">
            <text:p text:style-name="P9">Shipyard</text:p>
          </table:table-cell>
          <table:table-cell table:style-name="Table3.C15" office:value-type="string">
            <text:p text:style-name="P9">90</text:p>
          </table:table-cell>
          <table:table-cell table:style-name="Table3.D15" office:value-type="string">
            <text:p text:style-name="P9">Alloys, Plastics, Ceramics, Machinery</text:p>
          </table:table-cell>
          <table:table-cell table:style-name="Table3.E15" office:value-type="string">
            <text:p text:style-name="P9">Sensors, Ship parts, Computers, Weapons, Engdata, Rad shield</text:p>
          </table:table-cell>
        </table:table-row>
        <table:table-row>
          <table:table-cell table:style-name="Table3.A16" office:value-type="string">
            <text:p text:style-name="P9">Research</text:p>
          </table:table-cell>
          <table:table-cell table:style-name="Table3.A16" office:value-type="string">
            <text:p text:style-name="P9">Military Res.</text:p>
          </table:table-cell>
          <table:table-cell table:style-name="Table3.C21" office:value-type="string">
            <text:p text:style-name="P9">60</text:p>
          </table:table-cell>
          <table:table-cell table:style-name="Table3.D21" office:value-type="string">
            <text:p text:style-name="P9">Alloys, Plastics, Ceramics, Machinery, Mildata</text:p>
          </table:table-cell>
          <table:table-cell table:style-name="Table3.E21" office:value-type="string">
            <text:p text:style-name="P9">Weapons, Sensors, Ship parts</text:p>
          </table:table-cell>
        </table:table-row>
        <table:table-row>
          <table:table-cell table:style-name="Table3.A16" office:value-type="string">
            <text:p text:style-name="P9">Research</text:p>
          </table:table-cell>
          <table:table-cell table:style-name="Table3.A16" office:value-type="string">
            <text:p text:style-name="P9">Biotech Res.</text:p>
          </table:table-cell>
          <table:table-cell table:style-name="Table3.C21" office:value-type="string">
            <text:p text:style-name="P9">65</text:p>
          </table:table-cell>
          <table:table-cell table:style-name="Table3.D21" office:value-type="string">
            <text:p text:style-name="P9">Animals, Furs, Biodata, Plants, Computers, Sciequip</text:p>
          </table:table-cell>
          <table:table-cell table:style-name="Table3.E21" office:value-type="string">
            <text:p text:style-name="P9">Medicine, Terraforming, Fertiliser, Narcotics</text:p>
          </table:table-cell>
        </table:table-row>
        <table:table-row>
          <table:table-cell table:style-name="Table3.A16" office:value-type="string">
            <text:p text:style-name="P9">Research</text:p>
          </table:table-cell>
          <table:table-cell table:style-name="Table3.A16" office:value-type="string">
            <text:p text:style-name="P9">Engineering Res.</text:p>
          </table:table-cell>
          <table:table-cell table:style-name="Table3.C21" office:value-type="string">
            <text:p text:style-name="P9">70</text:p>
          </table:table-cell>
          <table:table-cell table:style-name="Table3.D21" office:value-type="string">
            <text:p text:style-name="P9">Engdata, Alloys, Plastics, Ceramics, Machinery, Tools, Plants</text:p>
          </table:table-cell>
          <table:table-cell table:style-name="Table3.E21" office:value-type="string">
            <text:p text:style-name="P9">Sensors, Ship parts, Sciequip, Rad shield</text:p>
          </table:table-cell>
        </table:table-row>
        <table:table-row>
          <table:table-cell table:style-name="Table3.A16" office:value-type="string">
            <text:p text:style-name="P9">Research</text:p>
          </table:table-cell>
          <table:table-cell table:style-name="Table3.A16" office:value-type="string">
            <text:p text:style-name="P9">Social Res.</text:p>
          </table:table-cell>
          <table:table-cell table:style-name="Table3.C21" office:value-type="string">
            <text:p text:style-name="P9">60</text:p>
          </table:table-cell>
          <table:table-cell table:style-name="Table3.D21" office:value-type="string">
            <text:p text:style-name="P9">Socdata, Luxuries, Artworks, Telepresence</text:p>
          </table:table-cell>
          <table:table-cell table:style-name="Table3.E21" office:value-type="string">
            <text:p text:style-name="P9">Artworks, Telepresence</text:p>
          </table:table-cell>
        </table:table-row>
        <table:table-row>
          <table:table-cell table:style-name="Table3.A16" office:value-type="string">
            <text:p text:style-name="P9">Research</text:p>
          </table:table-cell>
          <table:table-cell table:style-name="Table3.A16" office:value-type="string">
            <text:p text:style-name="P9">Computing Res.</text:p>
          </table:table-cell>
          <table:table-cell table:style-name="Table3.C21" office:value-type="string">
            <text:p text:style-name="P9">70</text:p>
          </table:table-cell>
          <table:table-cell table:style-name="Table3.D21" office:value-type="string">
            <text:p text:style-name="P9">Precious Metals, Alloys, Comdata, Machinery</text:p>
          </table:table-cell>
          <table:table-cell table:style-name="Table3.E21" office:value-type="string">
            <text:p text:style-name="P9">Computers, Sensors, Telepresence</text:p>
          </table:table-cell>
        </table:table-row>
        <table:table-row>
          <table:table-cell table:style-name="Table3.A16" office:value-type="string">
            <text:p text:style-name="P9">Research</text:p>
          </table:table-cell>
          <table:table-cell table:style-name="Table3.A16" office:value-type="string">
            <text:p text:style-name="P9">Science Res.</text:p>
          </table:table-cell>
          <table:table-cell table:style-name="Table3.C21" office:value-type="string">
            <text:p text:style-name="P9">45</text:p>
          </table:table-cell>
          <table:table-cell table:style-name="Table3.D21" office:value-type="string">
            <text:p text:style-name="P9">Scidata, Machinery, Computers, Sciequip</text:p>
          </table:table-cell>
          <table:table-cell table:style-name="Table3.E21" office:value-type="string">
            <text:p text:style-name="P9">Engdata</text:p>
          </table:table-cell>
        </table:table-row>
      </table:table>
      <text:p text:style-name="Text_20_body"/>
      <text:p text:style-name="Text_20_body"/>
      <text:p text:style-name="Text_20_body"/>
      <text:h text:style-name="P26" text:outline-level="2">Stage 12: Regional politics</text:h>
      <text:p text:style-name="Text_20_body">Line bottleneck :&gt;.-.&lt;:</text:p>
      <text:p text:style-name="Text_20_body">Cross bottleneck :&gt;.&lt;:</text:p>
      <text:p text:style-name="Text_20_body"/>
      <text:list xml:id="list477468200" text:style-name="L10">
        <text:list-item>
          <text:p text:style-name="P19">Grant the following influence points +d3 to each system on the chart: United Capital 25, Homeworld 12, Stage 5 colony 6, Stage 4 colony 3, Military colony +3 (or 3 if on &lt;= Stage 3 colony), all others including military outposts none.</text:p>
        </text:list-item>
        <text:list-item>
          <text:p text:style-name="P19">In the order Homeworld, Stage 5, any Mil, Stage 4, which is not already in a named region do the following:</text:p>
          <text:list>
            <text:list-item>
              <text:p text:style-name="P19">Generate a region ID (Colonials do Dramani's Hope first but influence extended from both counts as the same region)</text:p>
            </text:list-item>
            <text:list-item>
              <text:p text:style-name="P19">For each inhabited system next to the region, do the following until out of influence. If the cost cannot be paid, remove the system from the adjacency list and try again. If the adjacency list is empty, stop even if influence remains. Prioritise systems next to the homeworld:</text:p>
              <text:list>
                <text:list-item>
                  <text:p text:style-name="P19">If the system is already in a region and not influential, spend its colony stage in influence if possible to mark it as contested between the two. If the system is influential or insufficient influence is available, ignore it. If the system is a cross bottleneck, it can be set to contested for one influence regardless of stage.</text:p>
                </text:list-item>
                <text:list-item>
                  <text:p text:style-name="P19">If the system is already contested by two other parties, spend one influence and change its status to “independent hub system”</text:p>
                </text:list-item>
                <text:list-item>
                  <text:p text:style-name="P19">If the system is already an independent hub system, spend one influence if possible.</text:p>
                </text:list-item>
                <text:list-item>
                  <text:p text:style-name="P19">If the system being included is itself influential, add half its influence value to the region owner, and include it.</text:p>
                </text:list-item>
                <text:list-item>
                  <text:p text:style-name="P19">If the system being included is within 3.5 LY and at least stage two, keep influence the same, and include it</text:p>
                </text:list-item>
                <text:list-item>
                  <text:p text:style-name="P19">If the system has a Quarantine or Survival economy, include it at no cost, but do not add its adjacent systems to the adjacency list.</text:p>
                </text:list-item>
                <text:list-item>
                  <text:p text:style-name="P19">If the system is at least stage one, lose one influence point and include it</text:p>
                </text:list-item>
                <text:list-item>
                  <text:p text:style-name="P19">If the system is an outpost, lose two influence points and include it</text:p>
                </text:list-item>
                <text:list-item>
                  <text:p text:style-name="P19">If the system is a line bottleneck, do not add the system on the other end to the adjacent list</text:p>
                </text:list-item>
                <text:list-item>
                  <text:p text:style-name="P19">If the system is a cross bottleneck, spend two additional influence if possible (else spend all possible) and do not add the systems on the other side to the adjacent list</text:p>
                </text:list-item>
              </text:list>
            </text:list-item>
          </text:list>
        </text:list-item>
      </text:list>
      <text:h text:style-name="Heading_20_2" text:outline-level="2">Stage 13: Government types</text:h>
      <text:p text:style-name="Text_20_body">Generate species government preferences by:</text:p>
      <text:list xml:id="list752418449" text:style-name="L11">
        <text:list-item>
          <text:p text:style-name="P20">Allocate 1 point to each category except “disorder”. Allocate 10 points at random, with each category having an N chance, where N is the points allocated to it so far. Roll again if “atypical” would become the highest type.</text:p>
        </text:list-item>
        <text:list-item>
          <text:p text:style-name="P20">Within each category, do the same for the individual government types.</text:p>
        </text:list-item>
        <text:list-item>
          <text:p text:style-name="P20">Multiply the points for the category by the points for the type to get its final weighting</text:p>
        </text:list-item>
      </text:list>
      <text:p text:style-name="Text_20_body"/>
      <text:p text:style-name="Text_20_body">Then set system governments within regions by:</text:p>
      <text:list xml:id="list1189476744" text:continue-list="list477468200" text:style-name="L10">
        <text:list-item>
          <text:p text:style-name="P19">All systems in the United Capital region get the government type “United Capital Coalition” (counts as Federal Democracy for other calculations) automatically.</text:p>
        </text:list-item>
        <text:list-item>
          <text:p text:style-name="P19">Set system governments of the influential systems by taking a weighted average of the species preferences for their populations. Military base systems of stage 3 or lower have a (100/60/30/10% chance of getting “martial law” instead)</text:p>
        </text:list-item>
        <text:list-item>
          <text:p text:style-name="P19">Non-influential systems have a (50/70/50/40%) chance of getting the most common government of the influential systems (tiebreak randomly). Otherwise they get a random government for their species, unless...</text:p>
          <text:list>
            <text:list-item>
              <text:p text:style-name="P19">“Survival” economy systems get a type from the “disorder” category automatically</text:p>
            </text:list-item>
            <text:list-item>
              <text:p text:style-name="P19">“Quarantine” economy systems get a “quarantine”type automatically</text:p>
            </text:list-item>
            <text:list-item>
              <text:p text:style-name="P19">“Research” economy systems have a 25% chance of getting “technocracy” instead</text:p>
            </text:list-item>
            <text:list-item>
              <text:p text:style-name="P19">Systems attacked in the stage 10 invasion which do not have a military base have a 33% chance of getting the “disorder” category.</text:p>
            </text:list-item>
            <text:list-item>
              <text:p text:style-name="P19">Systems not mentioned above have a 2% chance of getting a “disorder” category.</text:p>
            </text:list-item>
          </text:list>
        </text:list-item>
        <text:list-item>
          <text:p text:style-name="P19">If &gt;80% of the non-disorded systems in a region have the same government <text:span text:style-name="T1">category</text:span><text:span text:style-name="T2">, then the region is a strong political alliance (unless the category is “atypical” in which case the systems also must have the same subtype). Note: if atypical is not the largest category, ignore atypical systems in the 80% calculation.</text:span></text:p>
        </text:list-item>
        <text:list-item>
          <text:p text:style-name="P19"><text:span text:style-name="T2">If &gt;50% of the non-disorded systems in a region have the same government </text:span><text:span text:style-name="T1">category (</text:span><text:span text:style-name="T2">same as above with atypical), then the region is a weak political alliance (unless at least 66% of those systems also have the same type, in which case it's strong). Note: if atypical is not the largest category, ignore atypical systems in the 50% calculation.</text:span></text:p>
        </text:list-item>
        <text:list-item>
          <text:p text:style-name="P19"><text:span text:style-name="T2">If no two government </text:span><text:span text:style-name="T1">categories</text:span><text:span text:style-name="T2"> (including atypical) exceed 33%, then the region is a traditional or economic area (pick randomly)</text:span></text:p>
        </text:list-item>
        <text:list-item>
          <text:p text:style-name="P21">Otherwise (i.e. two categories in 33-50% range) the region is a politically unstable area.</text:p>
        </text:list-item>
      </text:list>
      <text:p text:style-name="P2"/>
      <table:table table:name="Table4" table:style-name="Table4">
        <table:table-column table:style-name="Table4.A" table:number-columns-repeated="5"/>
        <table:table-row>
          <table:table-cell table:style-name="Table4.A1" office:value-type="string">
            <text:p text:style-name="P8">Category</text:p>
          </table:table-cell>
          <table:table-cell table:style-name="Table4.A1" office:value-type="string">
            <text:p text:style-name="P8">Type 1</text:p>
          </table:table-cell>
          <table:table-cell table:style-name="Table4.A1" office:value-type="string">
            <text:p text:style-name="P8">Type 2</text:p>
          </table:table-cell>
          <table:table-cell table:style-name="Table4.A1" office:value-type="string">
            <text:p text:style-name="P8">Type 3</text:p>
          </table:table-cell>
          <table:table-cell table:style-name="Table4.E1" office:value-type="string">
            <text:p text:style-name="P8">Type 4</text:p>
          </table:table-cell>
        </table:table-row>
        <table:table-row>
          <table:table-cell table:style-name="Table4.A2" office:value-type="string">
            <text:p text:style-name="P9">Corporate</text:p>
          </table:table-cell>
          <table:table-cell table:style-name="Table4.A2" office:value-type="string">
            <text:p text:style-name="P9">Company Monopoly</text:p>
          </table:table-cell>
          <table:table-cell table:style-name="Table4.A2" office:value-type="string">
            <text:p text:style-name="P9">Capitalist Plutocracy</text:p>
          </table:table-cell>
          <table:table-cell table:style-name="Table4.A2" office:value-type="string">
            <text:p text:style-name="P9">Corporate System</text:p>
          </table:table-cell>
          <table:table-cell table:style-name="Table4.E2" office:value-type="string">
            <text:p text:style-name="P9">Timocratic Democracy</text:p>
          </table:table-cell>
        </table:table-row>
        <text:soft-page-break/>
        <table:table-row>
          <table:table-cell table:style-name="Table4.A2" office:value-type="string">
            <text:p text:style-name="P9">Democratic</text:p>
          </table:table-cell>
          <table:table-cell table:style-name="Table4.A2" office:value-type="string">
            <text:p text:style-name="P9">Republican Democracy</text:p>
          </table:table-cell>
          <table:table-cell table:style-name="Table4.A2" office:value-type="string">
            <text:p text:style-name="P9">Federal Democracy</text:p>
          </table:table-cell>
          <table:table-cell table:style-name="Table4.A2" office:value-type="string">
            <text:p text:style-name="P9">Demarchy</text:p>
          </table:table-cell>
          <table:table-cell table:style-name="Table4.E2" office:value-type="string">
            <text:p text:style-name="P9">Direct Democracy</text:p>
          </table:table-cell>
        </table:table-row>
        <table:table-row>
          <table:table-cell table:style-name="Table4.A2" office:value-type="string">
            <text:p text:style-name="P9">Hierarchical</text:p>
          </table:table-cell>
          <table:table-cell table:style-name="Table4.A2" office:value-type="string">
            <text:p text:style-name="P9">Dictatorship / Technocracy***</text:p>
          </table:table-cell>
          <table:table-cell table:style-name="Table4.A2" office:value-type="string">
            <text:p text:style-name="P9">Feudal Realm</text:p>
          </table:table-cell>
          <table:table-cell table:style-name="Table4.A2" office:value-type="string">
            <text:p text:style-name="P9">Martial Law</text:p>
          </table:table-cell>
          <table:table-cell table:style-name="Table4.E2" office:value-type="string">
            <text:p text:style-name="P9">Family Clans</text:p>
          </table:table-cell>
        </table:table-row>
        <table:table-row>
          <table:table-cell table:style-name="Table4.A2" office:value-type="string">
            <text:p text:style-name="P9">Collective</text:p>
          </table:table-cell>
          <table:table-cell table:style-name="Table4.A2" office:value-type="string">
            <text:p text:style-name="P9">Socialist</text:p>
          </table:table-cell>
          <table:table-cell table:style-name="Table4.A2" office:value-type="string">
            <text:p text:style-name="P9">Communist</text:p>
          </table:table-cell>
          <table:table-cell table:style-name="Table4.A2" office:value-type="string">
            <text:p text:style-name="P9">Independent Communes</text:p>
          </table:table-cell>
          <table:table-cell table:style-name="Table4.E2" office:value-type="string">
            <text:p text:style-name="P9">Workers' Cooperatives</text:p>
          </table:table-cell>
        </table:table-row>
        <table:table-row>
          <table:table-cell table:style-name="Table4.A2" table:number-rows-spanned="2" office:value-type="string">
            <text:p text:style-name="P9">Atypical (has twice as many types to make them individually less likely)</text:p>
          </table:table-cell>
          <table:table-cell table:style-name="Table4.A2" office:value-type="string">
            <text:p text:style-name="P9">Quarantine/Isolationist*</text:p>
          </table:table-cell>
          <table:table-cell table:style-name="Table4.A2" office:value-type="string">
            <text:p text:style-name="P9">Anarchist</text:p>
          </table:table-cell>
          <table:table-cell table:style-name="Table4.A2" office:value-type="string">
            <text:p text:style-name="P9">Transapientism</text:p>
          </table:table-cell>
          <table:table-cell table:style-name="Table4.E2" office:value-type="string">
            <text:p text:style-name="P9">Social Evolutionists</text:p>
          </table:table-cell>
        </table:table-row>
        <table:table-row>
          <table:covered-table-cell/>
          <table:table-cell table:style-name="Table4.A2" office:value-type="string">
            <text:p text:style-name="P9">Cultural Reachers ****</text:p>
          </table:table-cell>
          <table:table-cell table:style-name="Table4.A2" office:value-type="string">
            <text:p text:style-name="P9">Precedentarchy</text:p>
          </table:table-cell>
          <table:table-cell table:style-name="Table4.A2" office:value-type="string">
            <text:p text:style-name="P9">Bureaucracy</text:p>
          </table:table-cell>
          <table:table-cell table:style-name="Table4.E2" office:value-type="string">
            <text:p text:style-name="P9">Variationist</text:p>
          </table:table-cell>
        </table:table-row>
        <table:table-row>
          <table:table-cell table:style-name="Table4.A2" office:value-type="string">
            <text:p text:style-name="P9">Disordered</text:p>
          </table:table-cell>
          <table:table-cell table:style-name="Table4.A2" office:value-type="string">
            <text:p text:style-name="P9">Civil War/War zone**</text:p>
          </table:table-cell>
          <table:table-cell table:style-name="Table4.A2" office:value-type="string">
            <text:p text:style-name="P9">Criminal Rule</text:p>
          </table:table-cell>
          <table:table-cell table:style-name="Table4.A2" office:value-type="string">
            <text:p text:style-name="P9">Fragmented Society</text:p>
          </table:table-cell>
          <table:table-cell table:style-name="Table4.E2" office:value-type="string">
            <text:p text:style-name="P9">Vigilantism</text:p>
          </table:table-cell>
        </table:table-row>
      </table:table>
      <text:p text:style-name="P2">* Quarantine if economy type is Quarantine, Isolationist otherwise</text:p>
      <text:p text:style-name="P2">** Second option if Outpost or smaller</text:p>
      <text:p text:style-name="P2">*** Technocracy if economy type is Research, Dictatorship otherwise.</text:p>
      <text:p text:style-name="P2">**** 50% chance of changing economy to Cultural but not affecting existing productivity figure</text:p>
      <text:p text:style-name="P2"/>
      <text:p text:style-name="P2">Outside of a region, set government as follows:</text:p>
      <text:list xml:id="list86396097" text:style-name="L12">
        <text:list-item>
          <text:p text:style-name="P22">Independent hub system: species weighted, but reroll “atypical” results</text:p>
        </text:list-item>
        <text:list-item>
          <text:p text:style-name="P22">Contested system: if contested between two regions of the same primary government category, a species-random government of that category. Otherwise, 40% chance of being the larger region's primary category, 30% of being the smaller, 20% chance of being either civil war or fragmented, and 10% chance of general species weighted random.</text:p>
        </text:list-item>
        <text:list-item>
          <text:p text:style-name="P22">System entirely bordered by systems of a single region of (either) political alliance class: 50% chance of matching that alliance's type (and noted as potential accession system); 30% species-weighted, 20% civil war (one side is potential accession)</text:p>
        </text:list-item>
        <text:list-item>
          <text:p text:style-name="P22">Systems attacked in the stage 10 invasion have a 66% chance of getting the “disorder” category.</text:p>
        </text:list-item>
        <text:list-item>
          <text:p text:style-name="P22">Other systems: species weighted, but if not adjacent to a regional system, 5% chance per hop of being a random (i.e. non-weighted) atypical type and 10% chance of being a random disordered type.</text:p>
        </text:list-item>
      </text:list>
      <text:h text:style-name="P25" text:outline-level="2">Stage 14: System Protections</text:h>
      <text:p text:style-name="P2">Eight levels of system protection (0=Unprotected .. 7=Aggressively Protected)</text:p>
      <text:list xml:id="list73453940" text:style-name="L13">
        <text:list-item>
          <text:p text:style-name="P23">Survival economy systems automatically get protection level 0, as do uninhabited systems</text:p>
        </text:list-item>
        <text:list-item>
          <text:p text:style-name="P23">Homeworld systems and military bases automatically get protection level 7</text:p>
        </text:list-item>
        <text:list-item>
          <text:p text:style-name="P23">Everywhere else starts with stability equal to its colony stage (outpost=0), then gets the following modifiers</text:p>
          <text:list>
            <text:list-item>
              <text:p text:style-name="P23">Random +/-2 (can temporarily go out of range)</text:p>
            </text:list-item>
            <text:list-item>
              <text:p text:style-name="P23">Independent hub systems get +2</text:p>
            </text:list-item>
            <text:list-item>
              <text:p text:style-name="P23">Contested systems get -1</text:p>
            </text:list-item>
            <text:list-item>
              <text:p text:style-name="P23">Systems in a strong political alliance get +3</text:p>
            </text:list-item>
            <text:list-item>
              <text:p text:style-name="P23">Systems in a weak political alliance get +1</text:p>
            </text:list-item>
            <text:list-item>
              <text:p text:style-name="P23">Systems in a politically unstable area get -1</text:p>
            </text:list-item>
            <text:list-item>
              <text:p text:style-name="P23">Systems with a colonisation economy type get -2</text:p>
            </text:list-item>
            <text:list-item>
              <text:p text:style-name="P23">Systems at the colony stage cap for that system get +1</text:p>
            </text:list-item>
            <text:list-item>
              <text:p text:style-name="P23">Systems with a military research, tourism or shipyard economy get +1</text:p>
            </text:list-item>
            <text:list-item>
              <text:p text:style-name="P23">Systems with a martial law government get +2 (other hierarchical get +1)</text:p>
            </text:list-item>
            <text:list-item>
              <text:p text:style-name="P23">Systems with a disordered government get -2 (-4 if civil war or criminal rule)</text:p>
            </text:list-item>
            <text:list-item>
              <text:p text:style-name="P23">Systems with an isolationist (but not quarantine) government get -2</text:p>
            </text:list-item>
            <text:list-item>
              <text:p text:style-name="P23">Systems with productivity &lt;50 get -1</text:p>
            </text:list-item>
            <text:list-item>
              <text:p text:style-name="P23">Systems attacked in the invasion get -2 (-3 if they were knocked back to outpost level)</text:p>
            </text:list-item>
            <text:list-item>
              <text:p text:style-name="P23">Then cap back to the 0..7 range</text:p>
            </text:list-item>
          </text:list>
        </text:list-item>
        <text:list-item>
          <text:p text:style-name="P23">Systems with protection &lt;= 1 lose 33% of their productivity</text:p>
        </text:list-item>
        <text:list-item>
          <text:p text:style-name="P23">Systems with protection &gt;= 6 gain an extra 33%</text:p>
        </text:list-item>
      </text:list>
      <text:h text:style-name="Heading_20_2" text:outline-level="2">Stage 15: System and region nam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03cm" style:page-number="auto"/>
      <style:text-properties fo:font-size="9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2:21:21</meta:creation-date>
    <meta:generator>LibreOffice/3.5$Linux_X86_64 LibreOffice_project/350m1$Build-2</meta:generator>
    <dc:date>2014-10-26T22:34:01</dc:date>
    <meta:editing-duration>PT6H15M42S</meta:editing-duration>
    <meta:editing-cycles>19</meta:editing-cycles>
    <meta:document-statistic meta:table-count="4" meta:image-count="0" meta:object-count="0" meta:page-count="6" meta:paragraph-count="485" meta:word-count="3201" meta:character-count="19440" meta:non-whitespace-character-count="16827"/>
  </office:meta>
</office:document-meta>
</file>